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8.4mm"/>
    </style:style>
    <style:style style:name="co2" style:family="table-column">
      <style:table-column-properties fo:break-before="auto" style:column-width="104.93mm"/>
    </style:style>
    <style:style style:name="co3" style:family="table-column">
      <style:table-column-properties fo:break-before="auto" style:column-width="46.65mm"/>
    </style:style>
    <style:style style:name="co4" style:family="table-column">
      <style:table-column-properties fo:break-before="auto" style:column-width="89.41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1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adise|A sweet cocktail made with rum coconut cream or coconut milk and pineapple juice. A drink aimed at those who are looking to escape reality and escape to an island of passion and endless possibilities.|2.4|300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i|Made popular by the James Bond movies. Are you ready to unleash your inner 007? <text:s/>Stirred not shaken by yours truly.|1.2|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e|A drink as sweet as the name suggests, but a single sip will unleash your inner beast.|1|150|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nhattan|A drink that represents new heights and will leave you feeling powered and satisfied. Cranberry is the main ingredient.|1.7|200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ewdriver| A drink that will fix all of your problems and leave you refreshed.|1.9|180|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ibson| Noone really knows whats in this drink. Noone has ever asked. (Lots of rum)|1.1|200|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Bacardi|A popular alcoholic highball drink made with orange juice and vodka. The ultimate party drink.|0.9|220|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ricano| A drink inspired by the popular coffee beverage. Will definitely leave you feeling buzzed. Served in a highball glass with a salted rim.|1.5|100|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34:45.563840195</meta:creation-date>
    <dc:date>2017-12-14T13:35:05.831951171</dc:date>
    <meta:editing-duration>PT20S</meta:editing-duration>
    <meta:editing-cycles>1</meta:editing-cycles>
    <meta:document-statistic meta:table-count="1" meta:cell-count="10" meta:object-count="0"/>
    <meta:generator>LibreOffice/5.1.6.2$Linux_X86_64 LibreOffice_project/10m0$Build-2</meta:generator>
  </office:meta>
</office:document-meta>
</file>